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Helvetica" svg:font-family="Helvetica, Sans-Serif"/>
    <style:font-face style:name="OpenSymbol" svg:font-family="OpenSymbol"/>
    <style:font-face style:name=".AppleSystemUIFont" svg:font-family=".AppleSystemUIFont" style:font-family-generic="swiss"/>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master-page-name="HTML">
      <style:paragraph-properties fo:margin-left="0.3154in" fo:margin-right="0.3154in" fo:margin-top="0.3154in" fo:margin-bottom="0.472in" fo:text-indent="0in" style:auto-text-indent="false" style:page-number="auto"/>
    </style:style>
    <style:style style:name="P2" style:family="paragraph" style:parent-style-name="Text_20_body">
      <style:paragraph-properties fo:margin-left="0.3154in" fo:margin-right="0.3154in" fo:margin-top="0.3154in" fo:margin-bottom="0.472in" fo:text-indent="0in" style:auto-text-indent="false"/>
    </style:style>
    <style:style style:name="P3" style:family="paragraph" style:parent-style-name="Text_20_body">
      <style:paragraph-properties fo:margin-left="0.3154in" fo:margin-right="0.3154in" fo:margin-top="0.3154in" fo:margin-bottom="0.472in" fo:text-indent="0in" style:auto-text-indent="false" fo:break-before="page"/>
    </style:style>
    <style:style style:name="P4" style:family="paragraph" style:parent-style-name="Text_20_body">
      <style:paragraph-properties fo:margin-top="0.3154in" fo:margin-bottom="0.472in"/>
    </style:style>
    <style:style style:name="P5" style:family="paragraph" style:parent-style-name="List_20_Heading">
      <style:paragraph-properties fo:margin-left="0.3154in" fo:margin-right="0.3154in" fo:margin-top="0.3154in" fo:margin-bottom="0.472in" fo:text-indent="0in" style:auto-text-indent="false"/>
    </style:style>
    <style:style style:name="P6" style:family="paragraph" style:parent-style-name="Heading_20_4">
      <style:paragraph-properties fo:margin-left="0.7563in" fo:margin-right="0.3154in" fo:margin-top="0.3154in" fo:margin-bottom="0.472in" fo:text-indent="0in" style:auto-text-indent="false"/>
    </style:style>
    <style:style style:name="P7" style:family="paragraph" style:parent-style-name="Heading_20_2">
      <style:paragraph-properties fo:margin-left="0.3154in" fo:margin-right="0.3154in" fo:margin-top="0.3154in" fo:margin-bottom="0.472in" fo:text-indent="0in" style:auto-text-indent="false"/>
    </style:style>
    <style:style style:name="P8" style:family="paragraph" style:parent-style-name="List_20_Contents.clear">
      <style:paragraph-properties fo:margin-left="0.7091in" fo:margin-right="0.3154in" fo:margin-top="0.3154in" fo:margin-bottom="0.472in" fo:text-indent="0in" style:auto-text-indent="false"/>
    </style:style>
    <style:style style:name="P9" style:family="paragraph" style:parent-style-name="List_20_Contents">
      <style:paragraph-properties fo:margin-left="0.7091in" fo:margin-right="0.3154in" fo:margin-top="0.3154in" fo:margin-bottom="0.472in" fo:text-indent="0in" style:auto-text-indent="false"/>
    </style:style>
    <style:style style:name="P10" style:family="paragraph" style:parent-style-name="List_20_Contents" style:list-style-name="L1">
      <style:paragraph-properties fo:margin-left="0.7091in" fo:margin-right="0.3154in" fo:margin-top="0.3154in" fo:margin-bottom="0.472in" fo:text-indent="0in" style:auto-text-indent="false"/>
    </style:style>
    <style:style style:name="P11" style:family="paragraph" style:parent-style-name="List_20_Contents" style:list-style-name="L2">
      <style:paragraph-properties fo:margin-left="0.7091in" fo:margin-right="0.3154in" fo:margin-top="0.3154in" fo:margin-bottom="0.472in" fo:text-indent="0in" style:auto-text-indent="false"/>
    </style:style>
    <style:style style:name="P12" style:family="paragraph" style:parent-style-name="List_20_Contents" style:list-style-name="L3">
      <style:paragraph-properties fo:margin-left="0.7091in" fo:margin-right="0.3154in" fo:margin-top="0.3154in" fo:margin-bottom="0.472in" fo:text-indent="0in" style:auto-text-indent="false"/>
    </style:style>
    <style:style style:name="P13" style:family="paragraph" style:parent-style-name="List_20_Contents" style:list-style-name="L4">
      <style:paragraph-properties fo:margin-left="0.7091in" fo:margin-right="0.3154in" fo:margin-top="0.3154in" fo:margin-bottom="0.472in" fo:text-indent="0in" style:auto-text-indent="false"/>
    </style:style>
    <style:style style:name="P14" style:family="paragraph" style:parent-style-name="List_20_Contents" style:list-style-name="L5">
      <style:paragraph-properties fo:margin-left="0.7091in" fo:margin-right="0.3154in" fo:margin-top="0.3154in" fo:margin-bottom="0.472in" fo:text-indent="0in" style:auto-text-indent="false"/>
    </style:style>
    <style:style style:name="P15" style:family="paragraph" style:parent-style-name="List_20_Contents" style:list-style-name="L6">
      <style:paragraph-properties fo:margin-left="0.7091in" fo:margin-right="0.3154in" fo:margin-top="0.3154in" fo:margin-bottom="0.472in" fo:text-indent="0in" style:auto-text-indent="false"/>
    </style:style>
    <style:style style:name="P16" style:family="paragraph" style:parent-style-name="List_20_Contents" style:list-style-name="L7">
      <style:paragraph-properties fo:margin-left="0.7091in" fo:margin-right="0.3154in" fo:margin-top="0.3154in" fo:margin-bottom="0.472in" fo:text-indent="0in" style:auto-text-indent="false"/>
    </style:style>
    <style:style style:name="P17" style:family="paragraph" style:parent-style-name="List_20_Contents" style:list-style-name="L8">
      <style:paragraph-properties fo:margin-left="0.7091in" fo:margin-right="0.3154in" fo:margin-top="0.3154in" fo:margin-bottom="0.472in" fo:text-indent="0in" style:auto-text-indent="false"/>
    </style:style>
    <style:style style:name="P18" style:family="paragraph" style:parent-style-name="Heading_20_3">
      <style:paragraph-properties fo:margin-left="0.7091in" fo:margin-right="0.3154in" fo:margin-top="0.3154in" fo:margin-bottom="0.472in" fo:text-indent="0in" style:auto-text-indent="false"/>
    </style:style>
    <style:style style:name="P19" style:family="paragraph" style:parent-style-name="Heading_20_1">
      <style:paragraph-properties fo:margin-left="2.678in" fo:margin-right="2.678in" fo:margin-top="0.3154in" fo:margin-bottom="0.472in" fo:text-indent="0in" style:auto-text-indent="false"/>
    </style:style>
    <style:style style:name="T1" style:family="text">
      <style:text-properties style:text-position="-33% 80%"/>
    </style:style>
    <style:style style:name="fr1" style:family="graphic" style:parent-style-name="Graphics">
      <style:graphic-properties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wrap">
        <text:p text:style-name="P1"><draw:frame draw:style-name="fr1" draw:name="graphics1" text:anchor-type="paragraph" svg:width="1.4173in" svg:height="1.4173in" draw:z-index="0"><draw:image xlink:href="../matt.png" xlink:type="simple" xlink:show="embed" xlink:actuate="onLoad"/></draw:frame><text:bookmark text:name="pic"/></text:p>
        <text:section text:style-name="Sect1" text:name="contact-info">
          <text:p text:style-name="P19">Matthew Fullerton</text:p>
          <text:p text:style-name="P2"><text:line-break/>Address: Heinrich-Marschner-Str. 43, 85591 Vaterstetten, Germany<text:line-break/>Phone: +49-176-5789-6501 (mobile), +49-8106-230-4516 (home)<text:line-break/>Email: <text:a xlink:type="simple" xlink:href="mailto:matt.fullerton@gmail.com" text:style-name="Internet_20_link" text:visited-style-name="Visited_20_Internet_20_Link">matt.fullerton@gmail.com</text:a> </text:p>
        </text:section>
        <text:section text:style-name="Sect1" text:name="objective">
          <text:p text:style-name="P2">I straddle the lines between project management, software development and research. Over the last 15+ years I've worked on many software projects in Germany, the UK and the USA, both as the developer and the manager. For much of that time my work has focused on environment and transportation. At this stage in my career, I am looking for opportunities in the mobility space to put the technologies we have to best use on our way to a net-zero CO<text:span text:style-name="T1">2</text:span> emissions planet.</text:p>
        </text:section>
        <text:p text:style-name="P4"/>
        <text:h text:style-name="P7" text:outline-level="2">Professional Experience</text:h>
        <text:p text:style-name="P8"/>
        <text:p text:style-name="P5">4/2016-present </text:p>
        <text:p text:style-name="P18">Hawa Dawa GmbH</text:p>
        <text:h text:style-name="P6" text:outline-level="4">4/2016-12/2016 as an <text:a xlink:type="simple" xlink:href="http://munich.impacthub.net/eight-billion-lives/" text:style-name="Internet_20_link" text:visited-style-name="Visited_20_Internet_20_Link">Impact Hub/Eight Billion Lives</text:a> fellow, 10/2016-3/2017 as a <text:a xlink:type="simple" xlink:href="http://www.climate-kic.org/" text:style-name="Internet_20_link" text:visited-style-name="Visited_20_Internet_20_Link">Climate-KIC</text:a> stipend holder and from 11/2017 onwards an employee of the resulting company, Hawa Dawa UG/GmbH, cofounded with 4 cofounders. I led the development of the software platform which gradually evolved into the role of <text:span text:style-name="Strong_20_Emphasis">Chief Technology Officer</text:span>.</text:h>
        <text:list xml:id="list3257930030127142955" text:style-name="L1">
          <text:list-item>
            <text:p text:style-name="P10">Manage a software and hardware team of eight people </text:p>
          </text:list-item>
          <text:list-item>
            <text:p text:style-name="P10">Manage platform and project requirements and the delivery of these together with product requirements using a SCRUM methodology </text:p>
          </text:list-item>
          <text:list-item>
            <text:p text:style-name="P10">Manage technical delivery of longer, key projects including sensor networks and data platforms for Munich, Bern and Mainz </text:p>
          </text:list-item>
          <text:list-item>
            <text:p text:style-name="P10">Provide expertise and facilitate collaborations in mobility centric projects including those in Mainz and with partners such as Siemens Mobility </text:p>
          </text:list-item>
          <text:list-item>
            <text:p text:style-name="P10">Developing infrastructure and software for the collection and model-based visualization of air quality data from company developed hardware and many other data sources </text:p>
          </text:list-item>
        </text:list>
        <text:p text:style-name="P5">1/2015-12/2015</text:p>
        <text:p text:style-name="P18"><text:a xlink:type="simple" xlink:href="http://www.exist.de/" text:style-name="Internet_20_link" text:visited-style-name="Visited_20_Internet_20_Link">EXIST</text:a> stipend holder for <text:a xlink:type="simple" xlink:href="http://www.smartlane.de/en" text:style-name="Internet_20_link" text:visited-style-name="Visited_20_Internet_20_Link">Smartlane</text:a>, Munich</text:p>
        <text:h text:style-name="P6" text:outline-level="4">Technical Director and co-founder of the resulting company</text:h>
        <text:list xml:id="list5748643473687412362" text:style-name="L2">
          <text:list-item>
            <text:p text:style-name="P11">Development of a flexible platform for data processing and visualization for the mobility industry </text:p>
          </text:list-item>
        </text:list>
        <text:p text:style-name="P5">4/2013-2/2018</text:p>
        <text:p text:style-name="P18">Freelance Software Developer</text:p>
        <text:list xml:id="list1594901610902130968" text:style-name="L3">
          <text:list-item>
            <text:p text:style-name="P12">Worked as a software developer (offline, backend, frontend and mobile) for <text:a xlink:type="simple" xlink:href="http://www.derilinx.com/" text:style-name="Internet_20_link" text:visited-style-name="Visited_20_Internet_20_Link">Derilinx Ltd.</text:a>, the <text:a xlink:type="simple" xlink:href="http://www.okfn.de/en" text:style-name="Internet_20_link" text:visited-style-name="Visited_20_Internet_20_Link">Open Knowledge Foundation Germany</text:a>, <text:a xlink:type="simple" xlink:href="http://www.okfn.org/" text:style-name="Internet_20_link" text:visited-style-name="Visited_20_Internet_20_Link">Open Knowledge</text:a> and the University of Munich (LMU) as well as for a startup I cofounded, <text:a xlink:type="simple" xlink:href="http://about.smartlane.de/en" text:style-name="Internet_20_link" text:visited-style-name="Visited_20_Internet_20_Link">Smartlane UG</text:a> </text:p>
          </text:list-item>
          <text:list-item>
            <text:p text:style-name="P12">Worked on projects for organisations like the Governments of Ireland, Berlin, Rheinland-Pfalz and Aachen and the <text:a xlink:type="simple" xlink:href="http://www.resourcegovernance.org/" text:style-name="Internet_20_link" text:visited-style-name="Visited_20_Internet_20_Link">Natural Resource Governance Institute</text:a> </text:p>
          </text:list-item>
          <text:list-item>
            <text:p text:style-name="P12">At Derilinx my work included mentoring a junior developer</text:p>
          </text:list-item>
        </text:list>
        <text:p text:style-name="P3"> </text:p>
        <text:p text:style-name="P5">3/2009-6/2014 </text:p>
        <text:p text:style-name="P18">Chair of Traffic Engineering and Control, Technische Universität München</text:p>
        <text:h text:style-name="P6" text:outline-level="4">Research Assistant</text:h>
        <text:list xml:id="list2951407321407167995" text:style-name="L4">
          <text:list-item>
            <text:p text:style-name="P13">Responsible for partner contribution to an EU FP7 project (<text:a xlink:type="simple" xlink:href="http://socionical.eu/" text:style-name="Internet_20_link" text:visited-style-name="Visited_20_Internet_20_Link">SOCIONICAL</text:a> - exploring the interfaces between human behavior and technology that influences that behavior in the realm of traffic and crowd management) </text:p>
          </text:list-item>
          <text:list-item>
            <text:p text:style-name="P13">Teaching and student thesis supervision </text:p>
          </text:list-item>
        </text:list>
        <text:p text:style-name="P5">7/2004-10/2008</text:p>
        <text:p text:style-name="P18"><text:a xlink:type="simple" xlink:href="http://www.schepens.org/" text:style-name="Internet_20_link" text:visited-style-name="Visited_20_Internet_20_Link">Schepens Eye Research Institute</text:a>, Boston (Harvard Medical School affiliate)</text:p>
        <text:h text:style-name="P6" text:outline-level="4">Visiting Scholar/Research Scholar during two stays linked to higher education (see below) and summer employment.</text:h>
        <text:p text:style-name="P2"/>
        <text:h text:style-name="P7" text:outline-level="2">Higher Education</text:h>
        <text:p text:style-name="P8"/>
        <text:p text:style-name="P5">10/2007-7/2009 </text:p>
        <text:p text:style-name="P18">MSc in Electronics by Research, University of York, UK</text:p>
        <text:h text:style-name="P6" text:outline-level="4">Thesis: Development of a System to study Glare Sensitivity in a Driving Simulator</text:h>
        <text:list xml:id="list4711829394799575380" text:style-name="L5">
          <text:list-item>
            <text:p text:style-name="P14">The research was conducted at the <text:a xlink:type="simple" xlink:href="http://www.schepens.org/" text:style-name="Internet_20_link" text:visited-style-name="Visited_20_Internet_20_Link">Schepens Eye Research Institute</text:a> with Eli Peli during a paid research stay (8/2007-11/2008) </text:p>
          </text:list-item>
        </text:list>
        <text:p text:style-name="P5">10/2002-7/2007 </text:p>
        <text:p text:style-name="P18">MEng in Electronics with Media Technology and a Year in Industry, University of York, UK</text:p>
        <text:h text:style-name="P6" text:outline-level="4">Thesis: StroMoHab - Environment and Task Creation</text:h>
        <text:list xml:id="list3109602285624843648" text:style-name="L6">
          <text:list-item>
            <text:p text:style-name="P15">My year in industry was spent carrying out research with Eli Peli at the <text:a xlink:type="simple" xlink:href="http://www.schepens.org/" text:style-name="Internet_20_link" text:visited-style-name="Visited_20_Internet_20_Link">Schepens Eye Research Institute</text:a> focused on developing software to adjust MPEG video decoding for the visually impaired </text:p>
          </text:list-item>
          <text:list-item>
            <text:p text:style-name="P15">My thesis focused on video preparation and processing together with a software system for a post-stroke rehabilitation system </text:p>
          </text:list-item>
        </text:list>
        <text:p text:style-name="P2"/>
        <text:h text:style-name="P7" text:outline-level="2">Skills and other activities</text:h>
        <text:p text:style-name="P8"/>
        <text:p text:style-name="P5">Languages </text:p>
        <text:p text:style-name="P9">English (native), German (fluent), French </text:p>
        <text:p text:style-name="P5">Activism and community contributions </text:p>
        <text:list xml:id="list4806814747685115299" text:style-name="L7">
          <text:list-item>
            <text:p text:style-name="P16">Founding member and "Lab Lead" for the <text:a xlink:type="simple" xlink:href="https://www.codefor.de/muenchen/" text:style-name="Internet_20_link" text:visited-style-name="Visited_20_Internet_20_Link">Open Knowledge Lab Munich</text:a> </text:p>
          </text:list-item>
          <text:list-item>
            <text:p text:style-name="P16">Development of websites for non-profit organisations (e.g. <text:a xlink:type="simple" xlink:href="http://www.icjb.org/" text:style-name="Internet_20_link" text:visited-style-name="Visited_20_Internet_20_Link">International Campaign for Justice in Bhopal</text:a>, You Are Here News Magazine (below)) </text:p>
          </text:list-item>
          <text:list-item>
            <text:p text:style-name="P16">Founding member of a volunteer video magazine show in Cambridge, MA, USA </text:p>
          </text:list-item>
          <text:list-item>
            <text:p text:style-name="P16">Active in <text:a xlink:type="simple" xlink:href="http://www.speak.org.uk/" text:style-name="Internet_20_link" text:visited-style-name="Visited_20_Internet_20_Link">Speak</text:a>, <text:a xlink:type="simple" xlink:href="http://www.peopleandplanet.org.uk/" text:style-name="Internet_20_link" text:visited-style-name="Visited_20_Internet_20_Link">People and Planet</text:a>, <text:a xlink:type="simple" xlink:href="http://ury.york.ac.uk/" text:style-name="Internet_20_link" text:visited-style-name="Visited_20_Internet_20_Link">University Radio York</text:a> and <text:a xlink:type="simple" xlink:href="http://ystv.york.ac.uk/" text:style-name="Internet_20_link" text:visited-style-name="Visited_20_Internet_20_Link">York Student Television</text:a> during my time in York </text:p>
          </text:list-item>
          <text:list-item>
            <text:p text:style-name="P16">I acted as a maintainer for <text:a xlink:type="simple" xlink:href="http://dataportals.org/" text:style-name="Internet_20_link" text:visited-style-name="Visited_20_Internet_20_Link">dataportals.org</text:a> and the <text:a xlink:type="simple" xlink:href="http://okfnlabs.org/recline/" text:style-name="Internet_20_link" text:visited-style-name="Visited_20_Internet_20_Link">Recline.js</text:a> data visualization library. I set up a free document OCR service at <text:a xlink:type="simple" xlink:href="http://givemetext.okfnlabs.org/" text:style-name="Internet_20_link" text:visited-style-name="Visited_20_Internet_20_Link">givemetext.okfnlabs.org</text:a>.</text:p>
          </text:list-item>
        </text:list>
        <text:p text:style-name="P5">IT skills </text:p>
        <text:list xml:id="list9141164359597754039" text:style-name="L8">
          <text:list-item>
            <text:p text:style-name="P17">Languages: Python, JS/node.js + limited experience in Java, Scala &amp; C/C++ </text:p>
          </text:list-item>
          <text:list-item>
            <text:p text:style-name="P17">Frontend: React.js, jQuery </text:p>
          </text:list-item>
          <text:list-item>
            <text:p text:style-name="P17">Mobile: Cordova </text:p>
          </text:list-item>
          <text:list-item>
            <text:p text:style-name="P17">DevOps/Cloud: Docker, Kubernetes, AWS, IBM Softlayer and Google Cloud </text:p>
          </text:list-item>
          <text:list-item>
            <text:p text:style-name="P17">Data: Postgresql, MongoDB </text:p>
          </text:list-item>
          <text:list-item>
            <text:p text:style-name="P17">Other: Open- &amp; MS Office, Adobe Suite, Final Cut Pro</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Helvetica" svg:font-family="Helvetica, Sans-Serif"/>
    <style:font-face style:name="OpenSymbol" svg:font-family="OpenSymbol"/>
    <style:font-face style:name=".AppleSystemUIFont" svg:font-family=".AppleSystemUIFont" style:font-family-generic="swiss"/>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IE" style:font-name-asian="Arial Unicode MS" style:font-size-asian="12pt" style:language-asian="zh" style:country-asian="CN" style:font-name-complex="Arial Unicode M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89in"/>
      <style:text-properties fo:font-variant="normal" fo:text-transform="none" style:font-name="Helvetica" fo:font-size="9.05000019073486pt" fo:language="en" fo:country="GB" fo:font-style="normal" fo:font-weight="normal" style:font-name-asian="Helvetica" style:font-size-asian="9.05000019073486pt" style:font-style-asian="normal" style:font-weight-asian="normal" style:font-name-complex="Helvetica" style:font-size-complex="9.05000019073486pt"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class="text">
      <style:paragraph-properties fo:margin-top="0.1665in" fo:margin-bottom="0.0311in"/>
      <style:text-properties style:font-name="Times New Roman" fo:font-size="9.05000019073486pt" fo:font-weight="bold" style:font-name-asian="Lucida Sans Unicode" style:font-size-asian="9.05000019073486pt" style:font-weight-asian="bold" style:font-name-complex="Tahoma" style:font-size-complex="9.05000019073486pt" style:font-weight-complex="bold"/>
    </style:style>
    <style:style style:name="Heading_20_1" style:display-name="Heading 1" style:family="paragraph" style:parent-style-name="Heading" style:next-style-name="Text_20_body" style:class="text">
      <style:paragraph-properties fo:margin-left="2.3626in" fo:margin-right="2.3626in" fo:margin-top="0.1665in" fo:margin-bottom="0.1256in" fo:text-indent="0in" style:auto-text-indent="false" fo:padding-left="0in" fo:padding-right="0in" fo:padding-top="0in" fo:padding-bottom="0.1256in" fo:border-left="none" fo:border-right="none" fo:border-top="none" fo:border-bottom="0.0008in solid #999999"/>
      <style:text-properties style:font-name="Thorndale" fo:font-size="23.7999992370605pt" fo:letter-spacing="-0.0161in" fo:font-weight="bold" style:font-name-asian="HG Mincho Light J" style:font-size-asian="23.7999992370605pt" style:font-weight-asian="bold" style:font-name-complex="Arial Unicode MS1" style:font-size-complex="23.7999992370605pt" style:font-weight-complex="bold"/>
    </style:style>
    <style:style style:name="Index" style:family="paragraph" style:parent-style-name="Standard" style:class="index">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style style:name="Text_20_body" style:display-name="Text body" style:family="paragraph" style:parent-style-name="Standard" style:class="text">
      <style:paragraph-properties fo:margin-top="0in" fo:margin-bottom="0.1256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1" style:font-size-complex="14pt"/>
    </style:style>
    <style:style style:name="Heading_20_2" style:display-name="Heading 2" style:family="paragraph" style:parent-style-name="Heading" style:next-style-name="Text_20_body" style:default-outline-level="2" style:list-style-name="" style:class="text">
      <style:paragraph-properties fo:margin-top="0.1665in" fo:margin-bottom="0.0472in"/>
      <style:text-properties style:font-name="Times New Roman" fo:font-size="11.3500003814697pt" fo:font-weight="bold" style:font-name-asian="Arial Unicode MS" style:font-size-asian="11.3500003814697pt" style:font-weight-asian="bold" style:font-name-complex="Arial Unicode MS" style:font-size-complex="11.3500003814697pt" style:font-weight-complex="bold"/>
    </style:style>
    <style:style style:name="Heading_20_4" style:display-name="Heading 4" style:family="paragraph" style:parent-style-name="Heading" style:next-style-name="Text_20_body" style:default-outline-level="4" style:list-style-name="" style:class="text">
      <style:paragraph-properties fo:margin-left="0.0472in" fo:margin-right="0in" fo:margin-top="0.1665in" fo:margin-bottom="0.0311in" fo:text-indent="0in" style:auto-text-indent="false"/>
      <style:text-properties fo:color="#999999" style:font-name="Georgia" fo:font-size="9.05000019073486pt" fo:font-style="italic" fo:font-weight="normal" style:font-name-asian="Georgia" style:font-size-asian="9.05000019073486pt" style:font-style-asian="italic" style:font-weight-asian="normal" style:font-name-complex="Georgia" style:font-size-complex="9.05000019073486pt" style:font-style-complex="italic" style:font-weight-complex="normal"/>
    </style:style>
    <style:style style:name="Text_20_body.pubs" style:display-name="Text body.pubs" style:family="paragraph" style:parent-style-name="Text_20_body">
      <style:paragraph-properties fo:text-align="center" style:justify-single-word="false"/>
    </style:style>
    <style:style style:name="List_20_Heading" style:display-name="List Heading" style:family="paragraph" style:parent-style-name="Standard" style:next-style-name="List_20_Contents" style:class="html">
      <style:paragraph-properties fo:margin-left="0in" fo:margin-right="0in" fo:text-align="end" style:justify-single-word="false" fo:text-indent="0in" style:auto-text-indent="false" fo:padding="0in" fo:border="none"/>
      <style:text-properties fo:font-size="9.05000019073486pt" fo:font-style="italic" fo:font-weight="bold" style:font-size-asian="9.05000019073486pt" style:font-style-asian="italic" style:font-weight-asian="bold" style:font-size-complex="9.05000019073486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Contents.clear" style:display-name="List Contents.clear" style:family="paragraph" style:parent-style-name="List_20_Contents">
      <style:paragraph-properties fo:padding="0in" fo:border="none"/>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333333" style:text-line-through-style="none" style:text-underline-style="none" style:text-blinking="false" style:text-overline-style="none" style:text-overline-color="font-color"/>
    </style:style>
    <style:style style:name="Footnote_20_Symbol" style:display-name="Footnote Symbol" style:family="text"/>
    <style:style style:name="Visited_20_Internet_20_Link" style:display-name="Visited Internet Link" style:family="text">
      <style:text-properties fo:color="#333333"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V</dc:title>
    <dc:date>2020-11-13T09:02:23</dc:date>
    <dc:creator>Matthew Fullerton</dc:creator>
    <meta:editing-duration>PT53S</meta:editing-duration>
    <meta:editing-cycles>1</meta:editing-cycles>
    <meta:generator>OpenOffice/4.1.6$Unix OpenOffice.org_project/416m1$Build-9790</meta:generator>
    <meta:document-statistic meta:table-count="0" meta:image-count="1" meta:object-count="0" meta:page-count="1" meta:paragraph-count="56" meta:word-count="689" meta:character-count="4606"/>
  </office:meta>
</office:document-meta>
</file>